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Ah, you've returned. Good work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Any injuries?"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Good."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"After you left for the Northlands, I received
information from the castle regarding the
Duchess of Hellfire."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"Once we saw the documents concerning the
Duchess, we found information that we urgently
needed to bring you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 were just about to discuss that information
when you got 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Please, take a seat."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"Let me start again from the beginning."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One day long ago, the former Heavenly Maiden
laid siege to the Duchess of Hellfire's base. The
invasion succeeded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"However, it is not know where exactly this
base was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"That is, until we looked at the texts by decree
of the castle. We have uncovered that the
Duchess of Hellfire's former base was..."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"Right here, in the Northlands."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"No. The base's location is inside a cliff to the
northeast of town."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"Although, the woods which you have just been
investigating is the actual site of the Heavenly
Maiden's capture of the Duchess."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"As a result of the siege, the Duchess and her
comrades planned to abandon their base and
lay low in the woods."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"The Heavenly Maiden followed them to their
hiding spot, and finally brought them to their
knees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"She sealed them away, returning peace to the
world."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"There's no mistaking it... the seal was broken,
and Duchess of Hellfire was resurrected."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Very well. We'll let the citizenry know."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"There's no harm in being cautious, but I
believe the Duchess is more likely elsewhere."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"Her objective as a demonic being is total
oppression and rule of the human world."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"To that end, it would be no advantage to
remain within the snowfields."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"At this stage, the most likely location would
surely be her base."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"I cannot be entirely sure of this, but it would
be the most efficient place from which to
orchestrate her invasion of the human world."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e cliff in the northeast is sheltered from
the snowstorms and receives direct sunlight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You could say it has a comparatively warm
climate, for a place in the Northlands."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Good luck, although it pains me that I can't
provide any assistance."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"I'm relying on you as well. Please, stop the
Duchess of Hellfire however you can."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"You have my thanks."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"Very well. I wish you good luck."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"Our Father in heaven, I ask for your blessing
upon these children..."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've been eagerly awaiting your return."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Stand down, Viola. Let them take their
seats first."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don't mean to rush you, but I'd like to
hear what you found in the enemy base."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"I would also be interested to hear."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My God... so she truly has returned to life."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s that right? At least you made it back
unhurt."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Understood. We'll increase security around
the area."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"If I may ask a question?"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"From your perspective, do you have any
chance of defeating the Duchess of Hellfire
herself?"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"I see. The foe truly is a strong one..."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"Incidentally, the legends tell of two loyal
retainers who are always by the Duchess'
side."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"Did you see any who fit that description?"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"All the better."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"Those retainers are said to be demons whose
power rivals that of the Duchess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"The Lord himself only knows what would
happen if you had to face them all at once..."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ere's no helping it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You may be the Heavenly Maidens, but you're
up against the ruler of the demon world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at bunch won't be so easily thwarted."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"Indeed. You must never drop your guard."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"In fact, it is said that the Heavenly Maiden of
old was only able to defeat the Duchess after
a long journey full of hardships and trials."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"Your group is still acclimating to combat.
You should continue to move forward and
build up your power as you go."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"In any case, I suggest you report back to the
Princess at once. You can discuss your next
strategy at the castl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concur. We cannot afford to simply wait for
the enemy's next mov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You lot head back to the Midlands and
leave this region to my Self-Defense Union."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Affirmative."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"Please take care. You have the Blessing of
the Lord upon you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2T19:36:03+01:00</meta:creation-date>
    <dc:date>2019-12-02T19:36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